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 office:value-type="float" office:value="8407" calcext:value-type="float">
            <text:p>8407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 office:value-type="float" office:value="9303" calcext:value-type="float">
            <text:p>9303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 office:value-type="float" office:value="10962" calcext:value-type="float">
            <text:p>10962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 office:value-type="float" office:value="11819" calcext:value-type="float">
            <text:p>118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 office:value-type="float" office:value="12134" calcext:value-type="float">
            <text:p>1213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number-columns-repeated="6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number-columns-repeated="6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number-columns-repeated="6"/>
          <table:table-cell table:style-name="ce27" table:number-columns-repeated="2"/>
          <table:table-cell table:number-columns-repeated="55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number-columns-repeated="6"/>
          <table:table-cell table:style-name="ce27" table:number-columns-repeated="2"/>
          <table:table-cell table:number-columns-repeated="55"/>
        </table:table-row>
        <table:table-row table:style-name="ro3" table:number-rows-repeated="41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6">00/00/0000</text:date>, <text:time style:data-style-name="N2" text:time-value="20:15:01.58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2-06T20:19:01.897000000</dc:date>
    <meta:editing-duration>PT17H44M34S</meta:editing-duration>
    <meta:editing-cycles>257</meta:editing-cycles>
    <meta:generator>LibreOffice/7.2.5.2$Windows_X86_64 LibreOffice_project/499f9727c189e6ef3471021d6132d4c694f357e5</meta:generator>
    <meta:document-statistic meta:table-count="1" meta:cell-count="6410" meta:object-count="0"/>
  </office:meta>
</office:document-meta>
</file>